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0cm"/>
    </style:style>
    <style:style style:name="gr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fill="none" fo:min-height="0.32cm"/>
    </style:style>
    <style:style style:name="gr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cm"/>
    </style:style>
    <style:style style:name="gr10" style:family="graphic" style:parent-style-name="standard">
      <style:graphic-properties draw:stroke="none" draw:fill="none" fo:min-height="0.576cm"/>
    </style:style>
    <style:style style:name="gr11" style:family="graphic" style:parent-style-name="standard">
      <style:graphic-properties draw:stroke="none" draw:fill="none" fo:min-height="0.553cm"/>
    </style:style>
    <style:style style:name="gr12" style:family="graphic" style:parent-style-name="standard">
      <style:graphic-properties draw:stroke="none" draw:fill="none" fo:min-height="0.527cm"/>
    </style:style>
    <style:style style:name="gr13" style:family="graphic" style:parent-style-name="standard">
      <style:graphic-properties draw:stroke="none" draw:fill="none" fo:min-height="0.499cm"/>
    </style:style>
    <style:style style:name="gr14" style:family="graphic" style:parent-style-name="standard">
      <style:graphic-properties draw:stroke="none" draw:fill="none" fo:min-height="0.513cm"/>
    </style:style>
    <style:style style:name="gr15" style:family="graphic" style:parent-style-name="standard">
      <style:graphic-properties draw:stroke="none" draw:fill="none" fo:min-height="0.459cm"/>
    </style:style>
    <style:style style:name="gr16" style:family="graphic" style:parent-style-name="standard">
      <style:graphic-properties draw:stroke="none" draw:fill="none" fo:min-height="0.265cm"/>
    </style:style>
    <style:style style:name="gr17" style:family="graphic" style:parent-style-name="standard">
      <style:graphic-properties draw:ole-draw-aspect="1" style:protect="size"/>
    </style:style>
    <style:style style:name="gr18" style:family="graphic" style:parent-style-name="standard">
      <style:graphic-properties draw:stroke="none" draw:fill="none" fo:min-height="0.447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4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3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4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path draw:style-name="gr1" draw:text-style-name="P1" draw:layer="layout" svg:width="1.643cm" svg:height="0.623cm" svg:x="6.513cm" svg:y="1.015cm" svg:viewBox="0 0 1644 624" svg:d="m4 121h520zm-524 369h520zm581-174h543zm-822-316c142 0 285 155 285 311s-143 313-285 313h-283v-624zm0 0zm568 624z">
          <text:p/>
        </draw:path>
        <draw:frame draw:style-name="gr2" draw:text-style-name="P2" draw:layer="layout" svg:width="0.659cm" svg:height="0.569cm" svg:x="6.363cm" svg:y="0.684cm">
          <draw:text-box>
            <text:p><text:span text:style-name="T1">0</text:span></text:p>
          </draw:text-box>
        </draw:frame>
        <draw:frame draw:style-name="gr3" draw:text-style-name="P2" draw:layer="layout" svg:width="0.659cm" svg:height="0.569cm" svg:x="6.364cm" svg:y="1.06cm">
          <draw:text-box>
            <text:p><text:span text:style-name="T1">0</text:span></text:p>
          </draw:text-box>
        </draw:frame>
        <draw:path draw:style-name="gr4" draw:text-style-name="P1" draw:layer="layout" svg:width="1.643cm" svg:height="0.623cm" svg:x="3.93cm" svg:y="2.217cm" svg:viewBox="0 0 1644 624" svg:d="m4 121h520zm-524 369h520zm581-174h543zm-822-316c142 0 285 155 285 311s-143 313-285 313h-283v-624zm0 0zm568 624z">
          <text:p/>
        </draw:path>
        <draw:frame draw:style-name="gr2" draw:text-style-name="P2" draw:layer="layout" svg:width="0.659cm" svg:height="0.569cm" svg:x="3.78cm" svg:y="1.886cm">
          <draw:text-box>
            <text:p><text:span text:style-name="T1">1</text:span></text:p>
          </draw:text-box>
        </draw:frame>
        <draw:frame draw:style-name="gr3" draw:text-style-name="P2" draw:layer="layout" svg:width="0.659cm" svg:height="0.569cm" svg:x="3.781cm" svg:y="2.262cm">
          <draw:text-box>
            <text:p><text:span text:style-name="T1">1</text:span></text:p>
          </draw:text-box>
        </draw:frame>
        <draw:path draw:style-name="gr5" draw:text-style-name="P1" draw:layer="layout" svg:width="1.643cm" svg:height="0.623cm" svg:x="6.513cm" svg:y="2.202cm" svg:viewBox="0 0 1644 624" svg:d="m4 121h520zm-524 369h520zm581-174h543zm-822-316c142 0 285 155 285 311s-143 313-285 313h-283v-624zm0 0zm568 624z">
          <text:p/>
        </draw:path>
        <draw:frame draw:style-name="gr2" draw:text-style-name="P2" draw:layer="layout" svg:width="0.659cm" svg:height="0.569cm" svg:x="6.363cm" svg:y="1.871cm">
          <draw:text-box>
            <text:p><text:span text:style-name="T1">0</text:span></text:p>
          </draw:text-box>
        </draw:frame>
        <draw:frame draw:style-name="gr3" draw:text-style-name="P2" draw:layer="layout" svg:width="0.659cm" svg:height="0.569cm" svg:x="6.364cm" svg:y="2.247cm">
          <draw:text-box>
            <text:p><text:span text:style-name="T1">1</text:span></text:p>
          </draw:text-box>
        </draw:frame>
        <draw:path draw:style-name="gr6" draw:text-style-name="P1" draw:layer="layout" svg:width="1.643cm" svg:height="0.623cm" svg:x="3.893cm" svg:y="1.016cm" svg:viewBox="0 0 1644 624" svg:d="m4 121h520zm-524 369h520zm581-174h543zm-822-316c142 0 285 155 285 311s-143 313-285 313h-283v-624zm0 0zm568 624z">
          <text:p/>
        </draw:path>
        <draw:frame draw:style-name="gr2" draw:text-style-name="P2" draw:layer="layout" svg:width="0.659cm" svg:height="0.569cm" svg:x="3.743cm" svg:y="0.685cm">
          <draw:text-box>
            <text:p><text:span text:style-name="T1">1</text:span></text:p>
          </draw:text-box>
        </draw:frame>
        <draw:frame draw:style-name="gr3" draw:text-style-name="P2" draw:layer="layout" svg:width="0.659cm" svg:height="0.569cm" svg:x="3.744cm" svg:y="1.061cm">
          <draw:text-box>
            <text:p><text:span text:style-name="T1">0</text:span></text:p>
          </draw:text-box>
        </draw:frame>
        <draw:frame draw:style-name="gr2" draw:text-style-name="P2" draw:layer="layout" svg:width="0.659cm" svg:height="0.569cm" svg:x="5.046cm" svg:y="2.093cm">
          <draw:text-box>
            <text:p><text:span text:style-name="T1">1</text:span></text:p>
          </draw:text-box>
        </draw:frame>
        <draw:frame draw:style-name="gr7" draw:text-style-name="P2" draw:layer="layout" svg:width="0.659cm" svg:height="0.57cm" svg:x="4.989cm" svg:y="0.89cm">
          <draw:text-box>
            <text:p><text:span text:style-name="T1">0</text:span></text:p>
          </draw:text-box>
        </draw:frame>
        <draw:frame draw:style-name="gr7" draw:text-style-name="P2" draw:layer="layout" svg:width="0.659cm" svg:height="0.57cm" svg:x="7.609cm" svg:y="0.851cm">
          <draw:text-box>
            <text:p><text:span text:style-name="T1">0</text:span></text:p>
          </draw:text-box>
        </draw:frame>
        <draw:frame draw:style-name="gr7" draw:text-style-name="P2" draw:layer="layout" svg:width="0.659cm" svg:height="0.57cm" svg:x="7.596cm" svg:y="2.063cm">
          <draw:text-box>
            <text:p><text:span text:style-name="T1">0</text:span></text:p>
          </draw:text-box>
        </draw:frame>
        <draw:path draw:style-name="gr8" draw:text-style-name="P1" draw:layer="layout" svg:width="1.643cm" svg:height="0.623cm" svg:x="0.899cm" svg:y="0.836cm" svg:viewBox="0 0 1644 624" svg:d="m4 121h520zm-524 369h520zm581-174h543zm-822-316c142 0 285 155 285 311s-143 313-285 313h-283v-624zm0 0zm568 624z">
          <text:p/>
        </draw:path>
        <draw:frame draw:style-name="gr9" draw:text-style-name="P3" draw:layer="layout" svg:width="0.637cm" svg:height="0.802cm" svg:x="0.416cm" svg:y="0.864cm">
          <draw:text-box>
            <text:p><text:span text:style-name="T2">د</text:span></text:p>
          </draw:text-box>
        </draw:frame>
        <draw:frame draw:style-name="gr10" draw:text-style-name="P3" draw:layer="layout" svg:width="0.637cm" svg:height="0.826cm" svg:x="0.42cm" svg:y="0.491cm">
          <draw:text-box>
            <text:p><text:span text:style-name="T2">ڈ</text:span></text:p>
          </draw:text-box>
        </draw:frame>
        <draw:frame draw:style-name="gr11" draw:text-style-name="P3" draw:layer="layout" svg:width="0.637cm" svg:height="0.803cm" svg:x="2.458cm" svg:y="0.697cm">
          <draw:text-box>
            <text:p><text:span text:style-name="T2">ر</text:span></text:p>
          </draw:text-box>
        </draw:frame>
        <draw:frame draw:style-name="gr12" draw:text-style-name="P3" draw:layer="layout" svg:width="1.002cm" svg:height="0.802cm" svg:x="7.194cm" svg:y="0.323cm">
          <draw:text-box>
            <text:p><text:span text:style-name="T2">الف</text:span></text:p>
          </draw:text-box>
        </draw:frame>
        <draw:frame draw:style-name="gr13" draw:text-style-name="P3" draw:layer="layout" svg:width="0.783cm" svg:height="0.802cm" svg:x="7.322cm" svg:y="2.685cm">
          <draw:text-box>
            <text:p><text:span text:style-name="T2">ب</text:span></text:p>
          </draw:text-box>
        </draw:frame>
        <draw:frame draw:style-name="gr14" draw:text-style-name="P3" draw:layer="layout" svg:width="0.637cm" svg:height="0.802cm" svg:x="4.6cm" svg:y="0.324cm">
          <draw:text-box>
            <text:p><text:span text:style-name="T2">پ</text:span></text:p>
          </draw:text-box>
        </draw:frame>
        <draw:frame draw:style-name="gr11" draw:text-style-name="P3" draw:layer="layout" svg:width="0.637cm" svg:height="0.803cm" svg:x="4.768cm" svg:y="2.594cm">
          <draw:text-box>
            <text:p><text:span text:style-name="T2">ت</text:span></text:p>
          </draw:text-box>
        </draw:frame>
        <draw:frame draw:style-name="gr15" draw:text-style-name="P4" draw:layer="layout" svg:width="1.37cm" svg:height="0.709cm" svg:x="0.502cm" svg:y="1.484cm">
          <draw:text-box>
            <text:p><text:span text:style-name="T3"><text:s/></text:span><text:span text:style-name="T3">د <text:s text:c="3"/>ڈ</text:span></text:p>
          </draw:text-box>
        </draw:frame>
        <draw:frame draw:style-name="gr16" draw:text-style-name="P3" draw:layer="layout" svg:width="0.637cm" svg:height="0.802cm" svg:x="1.337cm" svg:y="0.285cm">
          <draw:text-box>
            <text:p><text:span text:style-name="T2">ٹ</text:span></text:p>
          </draw:text-box>
        </draw:frame>
        <draw:frame draw:style-name="gr17" draw:layer="layout" svg:width="1.211cm" svg:height="1.279cm" svg:x="0.704cm" svg:y="1.92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8" draw:layer="layout" svg:width="0.612cm" svg:height="0.697cm" svg:x="1.449cm" svg:y="1.394cm">
          <draw:text-box>
            <text:p><text:span text:style-name="T4">ر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halid khan</meta:initial-creator>
    <meta:creation-date>2011-02-25T16:05:46</meta:creation-date>
    <dc:date>2011-11-13T10:57:17</dc:date>
    <dc:creator>khalid khan</dc:creator>
    <meta:editing-duration>PT5H13M38S</meta:editing-duration>
    <meta:editing-cycles>22</meta:editing-cycles>
    <meta:generator>LibreOffice/3.4$Linux LibreOffice_project/340m1$Build-402</meta:generator>
    <meta:document-statistic meta:object-count="28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</mtable>
    </mrow>
    <annotation encoding="StarMath 5.0">stack{alignl 0 phantom{0} 0 phantom{00} 0 #alignl 0 phantom{0} 1 phantom{00} 0 #alignl 1 phantom{0} 0 phantom{00} 0 #alignl 1 phantom{0} 1 phantom{00} 1 }</annotation>
  </semantics>
</math>
</file>